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.0398in" fo:margin-bottom="0.0398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left="0in" fo:margin-right="0in" fo:margin-top="0.0398in" fo:margin-bottom="0.0398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in" fo:margin-right="0in" fo:margin-top="0.0398in" fo:margin-bottom="0.0398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style:paragraph-properties fo:margin-left="0in" fo:margin-right="0in" fo:margin-top="0in" fo:margin-bottom="0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/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e6a3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02in" svg:stroke-color="#111111" draw:marker-start-width="0.2016in" draw:marker-end-width="0.2016in" draw:fill="none" draw:fill-color="#ffffff" draw:textarea-vertical-align="middle" fo:min-height="0.6425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0201in" svg:stroke-color="#5983b0" draw:marker-start-width="0.1689in" draw:marker-end-width="0.1689in" draw:fill="none" draw:fill-color="#ffffff" draw:textarea-vertical-align="middle" fo:min-height="0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0201in" svg:stroke-color="#5983b0" draw:marker-start-width="0.1689in" draw:marker-end-width="0.1689in" draw:fill="none" draw:fill-color="#ffffff" draw:textarea-vertical-align="middle" fo:min-height="0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0201in" svg:stroke-color="#5983b0" draw:marker-start-width="0.1689in" draw:marker-end-width="0.1689in" draw:fill="none" draw:fill-color="#ffffff" draw:textarea-vertical-align="middle" fo:min-height="0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.0201in" svg:stroke-color="#5983b0" draw:marker-start-width="0.1689in" draw:marker-end-width="0.1689in" draw:fill="none" draw:fill-color="#ffffff" draw:textarea-vertical-align="middle" fo:min-height="0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width="0.0598in" svg:stroke-color="#3465a4" draw:marker-start-width="0.228in" draw:marker-end-width="0.228in" draw:fill="none" draw:fill-color="#ffffff" draw:textarea-vertical-align="middle" fo:min-height="0.6252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width="0.0402in" svg:stroke-color="#069a2e" draw:marker-start-width="0.1984in" draw:marker-end-width="0.1984in" draw:fill="none" draw:fill-color="#ffffff" draw:textarea-vertical-align="middle" fo:min-height="0.625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solid" svg:stroke-width="0.0201in" svg:stroke-color="#3faf46" draw:marker-start-width="0.1689in" draw:marker-end-width="0.1689in" draw:fill="none" draw:fill-color="#ffffff" draw:textarea-vertical-align="middle" fo:min-height="0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width="0.0201in" svg:stroke-color="#00a933" draw:marker-start-width="0.1689in" draw:marker-end-width="0.1689in" draw:fill="none" draw:fill-color="#ffffff" draw:textarea-vertical-align="middle" fo:min-height="0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solid" svg:stroke-width="0.0201in" svg:stroke-color="#3faf46" draw:marker-start-width="0.1689in" draw:marker-end-width="0.1689in" draw:fill="none" draw:fill-color="#ffffff" draw:textarea-vertical-align="middle" fo:min-height="0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2" draw:style-name="gr13" draw:text-style-name="P7" svg:width="2.6461in" svg:height="0.6449in" svg:x="4.1484in" svg:y="2.6307in"><draw:text-box><text:p text:style-name="P6"><text:span text:style-name="T3"><text:s text:c="5"/></text:span><text:span text:style-name="T3">- </text:span><text:span text:style-name="T2">Class and Object</text:span></text:p><text:p text:style-name="P8"><text:span text:style-name="T2"><text:s text:c="5"/></text:span><text:span text:style-name="T2">- Truy cập các thuộc tính của Class</text:span></text:p></draw:text-box></draw:frame><draw:frame text:anchor-type="paragraph" draw:z-index="1" draw:name="Shape2_0" draw:style-name="gr12" draw:text-style-name="P5" svg:width="2.563in" svg:height="0.6449in" svg:x="4.1799in" svg:y="0.5472in"><draw:text-box><text:p text:style-name="P4"><text:span text:style-name="T2"><text:s text:c="5"/></text:span><text:span text:style-name="T2">- Class and Method</text:span></text:p><text:p text:style-name="P4"><text:span text:style-name="T2"><text:s text:c="5"/></text:span><text:span text:style-name="T2">- Class method và static method</text:span></text:p></draw:text-box></draw:frame><draw:frame text:anchor-type="paragraph" draw:z-index="2" draw:name="Shape2_1" draw:style-name="gr11" draw:text-style-name="P5" svg:width="2.6567in" svg:height="0.6449in" svg:x="4.1173in" svg:y="1.589in"><draw:text-box><text:p text:style-name="P4"><text:span text:style-name="T2"><text:s text:c="5"/></text:span><text:span text:style-name="T2">- Class Variable and Static Variable</text:span></text:p><text:p text:style-name="P4"><text:span text:style-name="T2"><text:s text:c="5"/></text:span><text:span text:style-name="T2">- Thay đổi Class Variable</text:span></text:p></draw:text-box></draw:frame><draw:frame text:anchor-type="paragraph" draw:z-index="3" draw:name="Shape2_2" draw:style-name="gr10" draw:text-style-name="P7" svg:width="2.0941in" svg:height="0.6642in" svg:x="1.3571in" svg:y="1.5898in"><draw:text-box><text:p text:style-name="P6"><text:span text:style-name="T3"><text:s text:c="5"/></text:span><text:span text:style-name="T3">- Thành phần</text:span><text:span text:style-name="T2"> của Class</text:span></text:p></draw:text-box></draw:frame><draw:frame text:anchor-type="paragraph" draw:z-index="4" draw:name="Shape2_3" draw:style-name="gr9" draw:text-style-name="P7" svg:width="1.9689in" svg:height="0.6835in" svg:x="1.4299in" svg:y="5.3819in"><draw:text-box><text:p text:style-name="P6"><text:span text:style-name="T3"><text:s text:c="5"/></text:span><text:span text:style-name="T3">- Tính chất</text:span><text:span text:style-name="T2"> của Class</text:span></text:p></draw:text-box></draw:frame><draw:frame text:anchor-type="paragraph" draw:z-index="5" draw:name="Shape2_4" draw:style-name="gr8" draw:text-style-name="P5" svg:width="2.5941in" svg:height="0.6449in" svg:x="4.211in" svg:y="3.9016in"><draw:text-box><text:p text:style-name="P4"><text:span text:style-name="T2"><text:s text:c="5"/></text:span><text:span text:style-name="T2">- Tính kế thừa</text:span></text:p><text:p text:style-name="P4"><text:span text:style-name="T2"><text:s text:c="5"/></text:span><text:span text:style-name="T2">- Issub Class và Super()</text:span></text:p></draw:text-box></draw:frame><draw:frame text:anchor-type="paragraph" draw:z-index="6" draw:name="Shape2_5" draw:style-name="gr7" draw:text-style-name="P5" svg:width="2.5524in" svg:height="0.6449in" svg:x="4.2425in" svg:y="4.9016in"><draw:text-box><text:p text:style-name="P4"><text:span text:style-name="T2"><text:s text:c="5"/></text:span><text:span text:style-name="T2">- Tính bao đóng</text:span></text:p><text:p text:style-name="P4"><text:span text:style-name="T2"><text:s text:c="5"/></text:span><text:span text:style-name="T2">- Public, protected và private</text:span></text:p></draw:text-box></draw:frame><draw:frame text:anchor-type="paragraph" draw:z-index="7" draw:name="Shape2_6" draw:style-name="gr6" draw:text-style-name="P5" svg:width="2.563in" svg:height="0.6449in" svg:x="4.2425in" svg:y="5.8807in"><draw:text-box><text:p text:style-name="P4"><text:span text:style-name="T2"><text:s text:c="5"/></text:span><text:span text:style-name="T2">- Tính trừu tượng</text:span></text:p><text:p text:style-name="P4"><text:span text:style-name="T2"><text:s text:c="5"/></text:span><text:span text:style-name="T2">- Abstract Class</text:span></text:p></draw:text-box></draw:frame><draw:frame text:anchor-type="paragraph" draw:z-index="8" draw:name="Shape2_7" draw:style-name="gr5" draw:text-style-name="P5" svg:width="2.5732in" svg:height="0.6449in" svg:x="4.2425in" svg:y="6.8701in"><draw:text-box><text:p text:style-name="P4"><text:span text:style-name="T2"><text:s text:c="5"/></text:span><text:span text:style-name="T2">- Tính đa hình</text:span></text:p></draw:text-box></draw:frame><draw:frame text:anchor-type="paragraph" draw:z-index="9" draw:name="Shape2_8" draw:style-name="gr4" draw:text-style-name="P3" svg:width="1.1776in" svg:height="0.6843in" svg:x="-0.4866in" svg:y="3.5571in"><draw:text-box><text:p text:style-name="P2"><text:span text:style-name="T1">OOP Python</text:span></text:p></draw:text-box></draw:frame><draw:line text:anchor-type="paragraph" draw:z-index="10" draw:name="Shape1" draw:style-name="gr3" draw:text-style-name="P1" svg:x1="1.3567in" svg:y1="1.9008in" svg:x2="0.6902in" svg:y2="3.828in"><text:p/></draw:line><draw:line text:anchor-type="paragraph" draw:z-index="11" draw:name="Shape1_0" draw:style-name="gr3" draw:text-style-name="P1" svg:x1="0.6902in" svg:y1="3.828in" svg:x2="1.4299in" svg:y2="5.8177in"><text:p/></draw:line><draw:line text:anchor-type="paragraph" draw:z-index="12" draw:name="Shape1_1" draw:style-name="gr2" draw:text-style-name="P1" svg:x1="4.1799in" svg:y1="0.7965in" svg:x2="3.4508in" svg:y2="1.911in"><text:p/></draw:line><draw:line text:anchor-type="paragraph" draw:z-index="13" draw:name="Shape1_2" draw:style-name="gr2" draw:text-style-name="P1" svg:x1="3.4508in" svg:y1="1.8591in" svg:x2="4.1173in" svg:y2="1.911in"><text:p/></draw:line><draw:line text:anchor-type="paragraph" draw:z-index="14" draw:name="Shape1_3" draw:style-name="gr2" draw:text-style-name="P1" svg:x1="3.4508in" svg:y1="1.8591in" svg:x2="4.1488in" svg:y2="2.9319in"><text:p/></draw:line><draw:line text:anchor-type="paragraph" draw:z-index="15" draw:name="Shape1_4" draw:style-name="gr1" draw:text-style-name="P1" svg:x1="4.211in" svg:y1="4.161in" svg:x2="3.3984in" svg:y2="5.7445in"><text:p/></draw:line><draw:line text:anchor-type="paragraph" draw:z-index="16" draw:name="Shape1_5" draw:style-name="gr1" draw:text-style-name="P1" svg:x1="3.3984in" svg:y1="5.7445in" svg:x2="4.2421in" svg:y2="6.2236in"><text:p/></draw:line><draw:line text:anchor-type="paragraph" draw:z-index="17" draw:name="Shape1_6" draw:style-name="gr1" draw:text-style-name="P1" svg:x1="4.2421in" svg:y1="5.2236in" svg:x2="3.3984in" svg:y2="5.7445in"><text:p/></draw:line><draw:line text:anchor-type="paragraph" draw:z-index="18" draw:name="Shape1_7" draw:style-name="gr1" draw:text-style-name="P1" svg:x1="4.2421in" svg:y1="7.2445in" svg:x2="3.3984in" svg:y2="5.6925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3:57:48.965443512</meta:creation-date>
    <dc:date>2023-02-09T15:19:34.985104632</dc:date>
    <meta:editing-duration>PT9M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